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start" style:justify-single-word="false"/>
      <style:text-properties fo:font-size="12pt" style:text-underline-style="none" fo:font-weight="normal" officeooo:rsid="006454ea" officeooo:paragraph-rsid="0017017c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line-height="115%" fo:text-align="start" style:justify-single-word="false"/>
      <style:text-properties fo:font-size="12pt" style:text-underline-style="none" fo:font-weight="normal" officeooo:rsid="006454ea" officeooo:paragraph-rsid="003c134c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974a3" officeooo:paragraph-rsid="0017017c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6b8db" officeooo:paragraph-rsid="0017017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89cd6" officeooo:paragraph-rsid="0017017c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line-height="115%" fo:text-align="start" style:justify-single-word="false"/>
      <style:text-properties fo:font-size="12pt" style:text-underline-style="none" fo:font-weight="normal" officeooo:rsid="0052368d" officeooo:paragraph-rsid="0017017c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line-height="115%" fo:text-align="start" style:justify-single-word="false"/>
      <style:text-properties fo:font-size="12pt" style:text-underline-style="none" fo:font-weight="normal" officeooo:rsid="00584aad" officeooo:paragraph-rsid="0017017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line-height="115%" fo:text-align="start" style:justify-single-word="false"/>
      <style:text-properties fo:font-size="12pt" style:text-underline-style="none" fo:font-weight="normal" officeooo:rsid="005bc479" officeooo:paragraph-rsid="0017017c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9b5c2" officeooo:paragraph-rsid="0019b5c2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f369d" officeooo:paragraph-rsid="001f369d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line-height="115%" fo:text-align="start" style:justify-single-word="false"/>
      <style:text-properties fo:font-size="12pt" style:text-underline-style="none" fo:font-weight="normal" officeooo:rsid="002af8b4" officeooo:paragraph-rsid="002af8b4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line-height="115%" fo:text-align="start" style:justify-single-word="false"/>
      <style:text-properties fo:font-size="12pt" style:text-underline-style="none" fo:font-weight="normal" officeooo:rsid="002df783" officeooo:paragraph-rsid="002f9b6d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line-height="115%" fo:text-align="start" style:justify-single-word="false"/>
      <style:text-properties fo:font-size="12pt" style:text-underline-style="none" fo:font-weight="normal" officeooo:rsid="002df783" officeooo:paragraph-rsid="003eba38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line-height="115%" fo:text-align="start" style:justify-single-word="false"/>
      <style:text-properties fo:font-size="12pt" style:text-underline-style="none" fo:font-weight="normal" officeooo:rsid="002df783" officeooo:paragraph-rsid="00406678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line-height="115%" fo:text-align="start" style:justify-single-word="false"/>
      <style:text-properties fo:font-size="12pt" style:text-underline-style="none" fo:font-weight="normal" officeooo:rsid="00348301" officeooo:paragraph-rsid="003561d0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line-height="115%" fo:text-align="start" style:justify-single-word="false"/>
      <style:text-properties fo:font-size="12pt" style:text-underline-style="none" fo:font-weight="normal" officeooo:rsid="00348301" officeooo:paragraph-rsid="003eba3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line-height="115%" fo:text-align="start" style:justify-single-word="false"/>
      <style:text-properties fo:font-size="12pt" style:text-underline-style="none" fo:font-weight="normal" officeooo:rsid="00348301" officeooo:paragraph-rsid="00406678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line-height="115%" fo:text-align="start" style:justify-single-word="false"/>
      <style:text-properties fo:font-size="12pt" style:text-underline-style="none" fo:font-weight="normal" officeooo:rsid="00362f82" officeooo:paragraph-rsid="0037188f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line-height="115%" fo:text-align="start" style:justify-single-word="false"/>
      <style:text-properties fo:font-size="12pt" style:text-underline-style="none" fo:font-weight="normal" officeooo:rsid="00362f82" officeooo:paragraph-rsid="003eba38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line-height="115%" fo:text-align="start" style:justify-single-word="false"/>
      <style:text-properties fo:font-size="12pt" style:text-underline-style="none" fo:font-weight="normal" officeooo:rsid="00362f82" officeooo:paragraph-rsid="00406678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line-height="115%" fo:text-align="start" style:justify-single-word="false"/>
      <style:text-properties fo:font-size="12pt" style:text-underline-style="none" fo:font-weight="normal" officeooo:rsid="0037188f" officeooo:paragraph-rsid="0038564c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line-height="115%" fo:text-align="start" style:justify-single-word="false"/>
      <style:text-properties fo:font-size="12pt" style:text-underline-style="none" fo:font-weight="normal" officeooo:rsid="0037188f" officeooo:paragraph-rsid="003eba38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line-height="115%" fo:text-align="start" style:justify-single-word="false"/>
      <style:text-properties fo:font-size="12pt" style:text-underline-style="none" fo:font-weight="normal" officeooo:rsid="0037188f" officeooo:paragraph-rsid="00406678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line-height="115%" fo:text-align="start" style:justify-single-word="false"/>
      <style:text-properties fo:font-size="12pt" style:text-underline-style="none" fo:font-weight="normal" officeooo:rsid="0038b67f" officeooo:paragraph-rsid="0038edb6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line-height="115%" fo:text-align="start" style:justify-single-word="false"/>
      <style:text-properties fo:font-size="12pt" style:text-underline-style="none" fo:font-weight="normal" officeooo:rsid="0038b67f" officeooo:paragraph-rsid="00409eb0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36b8db" officeooo:paragraph-rsid="0017017c" style:font-size-asian="18pt" style:font-weight-asian="bold" style:font-size-complex="18pt" style:font-weight-complex="bold"/>
    </style:style>
    <style:style style:name="P27" style:family="paragraph" style:parent-style-name="Standard">
      <style:paragraph-properties fo:line-height="115%" fo:text-align="start" style:justify-single-word="false"/>
      <style:text-properties fo:font-size="18pt" style:text-underline-style="solid" style:text-underline-width="auto" style:text-underline-color="font-color" fo:font-weight="bold" officeooo:rsid="0052368d" officeooo:paragraph-rsid="0017017c" style:font-size-asian="18pt" style:font-weight-asian="bold" style:font-size-complex="18pt" style:font-weight-complex="bold"/>
    </style:style>
    <style:style style:name="P28" style:family="paragraph" style:parent-style-name="Standard">
      <style:paragraph-properties fo:line-height="115%" fo:text-align="start" style:justify-single-word="false"/>
      <style:text-properties fo:font-size="18pt" style:text-underline-style="solid" style:text-underline-width="auto" style:text-underline-color="font-color" fo:font-weight="bold" officeooo:rsid="005bc479" officeooo:paragraph-rsid="0017017c" style:font-size-asian="18pt" style:font-weight-asian="bold" style:font-size-complex="18pt" style:font-weight-complex="bold"/>
    </style:style>
    <style:style style:name="P29" style:family="paragraph" style:parent-style-name="Standard">
      <style:paragraph-properties fo:line-height="115%" fo:text-align="start" style:justify-single-word="false"/>
      <style:text-properties fo:font-size="18pt" style:text-underline-style="solid" style:text-underline-width="auto" style:text-underline-color="font-color" fo:font-weight="bold" officeooo:rsid="005ef7e4" officeooo:paragraph-rsid="0017017c" style:font-size-asian="18pt" style:font-weight-asian="bold" style:font-size-complex="18pt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7523f" officeooo:paragraph-rsid="0017523f" style:font-size-asian="18pt" style:font-weight-asian="bold" style:font-size-complex="18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36b8db" officeooo:paragraph-rsid="0017017c" style:font-size-asian="16pt" style:font-weight-asian="bold" style:font-size-complex="16pt" style:font-weight-complex="bold"/>
    </style:style>
    <style:style style:name="P32" style:family="paragraph" style:parent-style-name="Standard">
      <style:paragraph-properties fo:line-height="115%" fo:text-align="start" style:justify-single-word="false"/>
      <style:text-properties fo:font-size="16pt" style:text-underline-style="solid" style:text-underline-width="auto" style:text-underline-color="font-color" fo:font-weight="bold" officeooo:rsid="003a7b5d" officeooo:paragraph-rsid="003a7b5d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0c789" style:font-weight-asian="bold" style:font-weight-complex="bold"/>
    </style:style>
    <style:style style:name="T3" style:family="text">
      <style:text-properties fo:font-weight="bold" officeooo:rsid="0034d64e" style:font-weight-asian="bold" style:font-weight-complex="bold"/>
    </style:style>
    <style:style style:name="T4" style:family="text">
      <style:text-properties fo:font-weight="bold" officeooo:rsid="0038564c" style:font-weight-asian="bold" style:font-weight-complex="bold"/>
    </style:style>
    <style:style style:name="T5" style:family="text">
      <style:text-properties fo:font-weight="bold" officeooo:rsid="00406678" style:font-weight-asian="bold" style:font-weight-complex="bold"/>
    </style:style>
    <style:style style:name="T6" style:family="text">
      <style:text-properties officeooo:rsid="005b0287"/>
    </style:style>
    <style:style style:name="T7" style:family="text">
      <style:text-properties officeooo:rsid="006a0c53"/>
    </style:style>
    <style:style style:name="T8" style:family="text">
      <style:text-properties officeooo:rsid="006fdf1a"/>
    </style:style>
    <style:style style:name="T9" style:family="text">
      <style:text-properties officeooo:rsid="001ab80f"/>
    </style:style>
    <style:style style:name="T10" style:family="text">
      <style:text-properties officeooo:rsid="001c8488"/>
    </style:style>
    <style:style style:name="T11" style:family="text">
      <style:text-properties officeooo:rsid="001dfc1f"/>
    </style:style>
    <style:style style:name="T12" style:family="text">
      <style:text-properties officeooo:rsid="001f369d"/>
    </style:style>
    <style:style style:name="T13" style:family="text">
      <style:text-properties officeooo:rsid="0019b5c2"/>
    </style:style>
    <style:style style:name="T14" style:family="text">
      <style:text-properties officeooo:rsid="0020329a"/>
    </style:style>
    <style:style style:name="T15" style:family="text">
      <style:text-properties officeooo:rsid="0022fc05"/>
    </style:style>
    <style:style style:name="T16" style:family="text">
      <style:text-properties officeooo:rsid="0030c789"/>
    </style:style>
    <style:style style:name="T17" style:family="text">
      <style:text-properties officeooo:rsid="0034d64e"/>
    </style:style>
    <style:style style:name="T18" style:family="text">
      <style:text-properties officeooo:rsid="0037188f"/>
    </style:style>
    <style:style style:name="T19" style:family="text">
      <style:text-properties officeooo:rsid="0038564c"/>
    </style:style>
    <style:style style:name="T20" style:family="text">
      <style:text-properties officeooo:rsid="003c134c"/>
    </style:style>
    <style:style style:name="T21" style:family="text">
      <style:text-properties officeooo:rsid="00406678"/>
    </style:style>
    <style:style style:name="T22" style:family="text">
      <style:text-properties officeooo:rsid="00409eb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KERNEL MODULE USING NETFILTER FRAMEWORK </text:p>
      <text:p text:style-name="P3"/>
      <text:p text:style-name="P31">What the system does?</text:p>
      <text:p text:style-name="P4"/>
      <text:p text:style-name="P9"><text:span text:style-name="T9">The k</text:span>ernel module <text:span text:style-name="T9">can</text:span> detect the TCP based reconnaissance packets that ca<text:span text:style-name="T10">n be</text:span> generated using ‘nmap’ and log<text:span text:style-name="T11">s</text:span> them to the kernel log.</text:p>
      <text:p text:style-name="P9"/>
      <text:p text:style-name="P10"><text:span text:style-name="T15">It </text:span>can detect the following TCP based <text:span text:style-name="T13">reconnaissance packets:</text:span></text:p>
      <text:p text:style-name="P9"/>
      <text:p text:style-name="P9">1. SYN packet</text:p>
      <text:p text:style-name="P9">2. FIN packet</text:p>
      <text:p text:style-name="P9">3. NULL packet</text:p>
      <text:p text:style-name="P9"><text:span text:style-name="T12">4</text:span>. XMAS packet</text:p>
      <text:p text:style-name="P9">5. ACK packet</text:p>
      <text:p text:style-name="P26"/>
      <text:p text:style-name="P31"><text:span text:style-name="T14">How i am detecting the packets</text:span>?</text:p>
      <text:p text:style-name="P5"/>
      <text:p text:style-name="P11">I am detecting the above mentioned packets by looking for the flags that are set in the TCP header. </text:p>
      <text:p text:style-name="P11"/>
      <text:p text:style-name="P12">1. SYN <text:span text:style-name="T16">p</text:span>acket: <text:span text:style-name="T16">only </text:span><text:span text:style-name="T2">SYN</text:span><text:span text:style-name="T16"> flag is set in a SYN packet</text:span></text:p>
      <text:p text:style-name="P12"/>
      <text:p text:style-name="P15">2. <text:span text:style-name="T17">FIN packet: only </text:span><text:span text:style-name="T3">FIN</text:span><text:span text:style-name="T17"> flag is set in a FIN packet</text:span></text:p>
      <text:p text:style-name="P15"/>
      <text:p text:style-name="P18">3. <text:span text:style-name="T18">NULL packet: no flag is set in a NULL packet</text:span></text:p>
      <text:p text:style-name="P18"/>
      <text:p text:style-name="P21">4. XMAS packet: <text:span text:style-name="T4">FIN</text:span><text:span text:style-name="T19">, </text:span><text:span text:style-name="T4">PSH</text:span><text:span text:style-name="T19"> and </text:span><text:span text:style-name="T4">URG</text:span><text:span text:style-name="T19"> flags are set in an XMAS packet</text:span></text:p>
      <text:p text:style-name="P21"/>
      <text:p text:style-name="P24">5. ACK packet: only <text:span text:style-name="T1">ACK </text:span>flag is set in an ACK packet</text:p>
      <text:p text:style-name="P24"><text:span text:style-name="T1"><text:s/></text:span></text:p>
      <text:p text:style-name="P32">Inputs i used to test my program</text:p>
      <text:p text:style-name="P6"/>
      <text:p text:style-name="P2">Following are the <text:span text:style-name="T20">inputs that i used to test my program to detect the above mentioned reconnaissance packets</text:span> :</text:p>
      <text:p text:style-name="P1"/>
      <text:p text:style-name="P14">1. SYN <text:span text:style-name="T16">p</text:span>acket: <text:span text:style-name="T21">sudo nmap -A -T4 -sS 127.0.0.1</text:span></text:p>
      <text:p text:style-name="P13"/>
      <text:p text:style-name="P17">2. <text:span text:style-name="T17">FIN packet: sudo nmap -A -T4 -sF 127.0.0.1</text:span></text:p>
      <text:p text:style-name="P16"/>
      <text:p text:style-name="P20">3. <text:span text:style-name="T18">NULL packet: sudo nmap -A -T4 -sN 127.0.0.1</text:span></text:p>
      <text:p text:style-name="P19"/>
      <text:p text:style-name="P23">4. XMAS packet: <text:span text:style-name="T21">sudo nmap -A -T4 -sX 127.0.0.1</text:span></text:p>
      <text:p text:style-name="P22"/>
      <text:p text:style-name="P25">5. ACK packet: <text:span text:style-name="T22">sudo nmap -A -T4 -sA 127.0.0.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6T20:04:37.316773482</meta:creation-date>
    <dc:date>2016-09-06T20:19:28.559284132</dc:date>
    <meta:editing-duration>PT14M33S</meta:editing-duration>
    <meta:editing-cycles>40</meta:editing-cycles>
    <meta:generator>LibreOffice/5.1.4.2$Linux_X86_64 LibreOffice_project/10m0$Build-2</meta:generator>
    <meta:document-statistic meta:table-count="0" meta:image-count="0" meta:object-count="0" meta:page-count="1" meta:paragraph-count="24" meta:word-count="213" meta:character-count="1088" meta:non-whitespace-character-count="895"/>
  </office:meta>
</office:document-meta>
</file>